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00%"/>
      <style:text-properties style:font-name="Arial" fo:font-weight="bold" style:font-weight-asian="bold" fo:font-size="11pt" style:font-size-asian="11pt" style:font-size-complex="11pt"/>
    </style:style>
    <style:style style:name="P2" style:parent-style-name="Standard" style:family="paragraph">
      <style:paragraph-properties fo:line-height="100%"/>
    </style:style>
    <style:style style:name="T3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4" style:parent-style-name="Fonteparág.padrão" style:family="text">
      <style:text-properties style:font-name="Arial" fo:font-size="11pt" style:font-size-asian="11pt" style:font-size-complex="11pt"/>
    </style:style>
    <style:style style:name="T5" style:parent-style-name="Fonteparág.padrão" style:family="text">
      <style:text-properties style:font-name="Arial" fo:font-size="11pt" style:font-size-asian="11pt" style:font-size-complex="11pt"/>
    </style:style>
    <style:style style:name="P6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7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8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9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10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11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12" style:parent-style-name="Standard" style:family="paragraph">
      <style:paragraph-properties fo:line-height="100%"/>
    </style:style>
    <style:style style:name="T13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14" style:parent-style-name="Fonteparág.padrão" style:family="text">
      <style:text-properties style:font-name="Arial" fo:font-size="11pt" style:font-size-asian="11pt" style:font-size-complex="11pt"/>
    </style:style>
    <style:style style:name="T15" style:parent-style-name="Fonteparág.padrão" style:family="text">
      <style:text-properties style:font-name="Arial" fo:font-size="11pt" style:font-size-asian="11pt" style:font-size-complex="11pt"/>
    </style:style>
    <style:style style:name="P16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17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18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19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20" style:parent-style-name="Standard" style:family="paragraph">
      <style:paragraph-properties fo:line-height="100%"/>
    </style:style>
    <style:style style:name="T21" style:parent-style-name="Fonteparág.padrão" style:family="text">
      <style:text-properties style:font-name="Arial" fo:font-size="11pt" style:font-size-asian="11pt" style:font-size-complex="11pt"/>
    </style:style>
    <style:style style:name="P22" style:parent-style-name="Standard" style:family="paragraph">
      <style:paragraph-properties fo:line-height="100%"/>
    </style:style>
    <style:style style:name="P23" style:parent-style-name="Standard" style:family="paragraph">
      <style:paragraph-properties fo:line-height="100%"/>
    </style:style>
    <style:style style:name="T2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25" style:parent-style-name="Fonteparág.padrão" style:family="text">
      <style:text-properties style:font-name="Arial" fo:font-size="11pt" style:font-size-asian="11pt" style:font-size-complex="11pt"/>
    </style:style>
    <style:style style:name="T26" style:parent-style-name="Fonteparág.padrão" style:family="text">
      <style:text-properties style:font-name="Arial" fo:font-size="11pt" style:font-size-asian="11pt" style:font-size-complex="11pt"/>
    </style:style>
    <style:style style:name="P27" style:parent-style-name="Standard" style:list-style-name="WWNum3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28" style:parent-style-name="Standard" style:list-style-name="WWNum3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29" style:parent-style-name="Standard" style:list-style-name="WWNum3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30" style:parent-style-name="Standard" style:list-style-name="WWNum3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31" style:parent-style-name="Standard" style:list-style-name="WWNum3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32" style:parent-style-name="Standard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33" style:parent-style-name="Standard" style:family="paragraph">
      <style:paragraph-properties fo:line-height="100%"/>
    </style:style>
    <style:style style:name="T34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5" style:parent-style-name="Fonteparág.padrão" style:family="text">
      <style:text-properties style:font-name="Arial" fo:font-size="11pt" style:font-size-asian="11pt" style:font-size-complex="11pt"/>
    </style:style>
    <style:style style:name="P36" style:parent-style-name="Standard" style:list-style-name="WWNum2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37" style:parent-style-name="Standard" style:list-style-name="WWNum2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38" style:parent-style-name="Standard" style:list-style-name="WWNum2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39" style:parent-style-name="Standard" style:list-style-name="WWNum2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40" style:parent-style-name="Standard" style:list-style-name="WWNum2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41" style:parent-style-name="Standard" style:family="paragraph">
      <style:paragraph-properties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42" style:parent-style-name="Standard" style:family="paragraph">
      <style:paragraph-properties fo:line-height="100%"/>
    </style:style>
    <style:style style:name="T43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44" style:parent-style-name="Fonteparág.padrão" style:family="text">
      <style:text-properties style:font-name="Arial" fo:font-size="11pt" style:font-size-asian="11pt" style:font-size-complex="11pt"/>
    </style:style>
    <style:style style:name="T45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P46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47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48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49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50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51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52" style:parent-style-name="Standard" style:family="paragraph">
      <style:paragraph-properties fo:line-height="100%"/>
      <style:text-properties style:font-name="Arial" fo:font-weight="bold" style:font-weight-asian="bold" fo:font-size="11pt" style:font-size-asian="11pt" style:font-size-complex="11pt"/>
    </style:style>
    <style:style style:name="P53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54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55" style:parent-style-name="Standard" style:family="paragraph">
      <style:paragraph-properties fo:line-height="100%"/>
      <style:text-properties style:font-name="Arial" fo:font-weight="bold" style:font-weight-asian="bold" fo:font-size="11pt" style:font-size-asian="11pt" style:font-size-complex="11pt"/>
    </style:style>
    <style:style style:name="P56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57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58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59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60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61" style:parent-style-name="Standard" style:family="paragraph">
      <style:paragraph-properties fo:line-height="100%"/>
      <style:text-properties style:font-name="Arial" fo:font-weight="bold" style:font-weight-asian="bold" fo:font-size="11pt" style:font-size-asian="11pt" style:font-size-complex="11pt"/>
    </style:style>
    <style:style style:name="P62" style:parent-style-name="Textbody" style:family="paragraph">
      <style:paragraph-properties fo:line-height="100%" fo:text-indent="-0.1187in"/>
    </style:style>
    <style:style style:name="T63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64" style:parent-style-name="Fonteparág.padrão" style:family="text">
      <style:text-properties style:font-name="Arial" fo:font-size="11pt" style:font-size-asian="11pt" style:font-size-complex="11pt"/>
    </style:style>
    <style:style style:name="P65" style:parent-style-name="Standard" style:list-style-name="WWNum4" style:family="paragraph">
      <style:paragraph-properties fo:text-align="justify"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66" style:parent-style-name="Standard" style:list-style-name="WWNum4" style:family="paragraph">
      <style:paragraph-properties fo:text-align="justify"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67" style:parent-style-name="Standard" style:list-style-name="WWNum4" style:family="paragraph">
      <style:paragraph-properties fo:text-align="justify"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68" style:parent-style-name="Standard" style:list-style-name="WWNum4" style:family="paragraph">
      <style:paragraph-properties fo:text-align="justify"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69" style:parent-style-name="Standard" style:list-style-name="WWNum4" style:family="paragraph">
      <style:paragraph-properties fo:text-align="justify" fo:line-height="100%" fo:margin-left="0.5in" fo:text-indent="-0.25in">
        <style:tab-stops>
          <style:tab-stop style:type="left" style:position="0.5in"/>
        </style:tab-stops>
      </style:paragraph-properties>
      <style:text-properties style:font-name="Arial" fo:font-size="11pt" style:font-size-asian="11pt" style:font-size-complex="11pt"/>
    </style:style>
    <style:style style:name="P70" style:parent-style-name="Standard" style:family="paragraph">
      <style:paragraph-properties fo:text-align="justify" fo:line-height="100%"/>
      <style:text-properties style:font-name="Arial" fo:font-size="11pt" style:font-size-asian="11pt" style:font-size-complex="11pt"/>
    </style:style>
    <style:style style:name="P71" style:parent-style-name="Standard" style:family="paragraph">
      <style:paragraph-properties fo:text-align="justify" fo:line-height="100%"/>
    </style:style>
    <style:style style:name="T72" style:parent-style-name="Fonteparág.padrão" style:family="text">
      <style:text-properties style:font-name="Arial" fo:font-weight="bold" style:font-weight-asian="bold" style:font-weight-complex="bold" fo:font-size="11pt" style:font-size-asian="11pt"/>
    </style:style>
    <style:style style:name="T73" style:parent-style-name="Fonteparág.padrão" style:family="text">
      <style:text-properties style:font-name="Arial" fo:font-size="11pt" style:font-size-asian="11pt"/>
    </style:style>
    <style:style style:name="T74" style:parent-style-name="Fonteparág.padrão" style:family="text">
      <style:text-properties style:font-name="Arial" fo:font-style="italic" style:font-style-asian="italic" style:font-style-complex="italic" fo:font-size="11pt" style:font-size-asian="11pt"/>
    </style:style>
    <style:style style:name="P75" style:parent-style-name="Standard" style:family="paragraph">
      <style:paragraph-properties fo:line-height="100%"/>
    </style:style>
    <style:style style:name="T76" style:parent-style-name="Fonteparág.padrão" style:family="text">
      <style:text-properties style:font-name="Arial" fo:font-size="11pt" style:font-size-asian="11pt"/>
    </style:style>
    <style:style style:name="T77" style:parent-style-name="Fonteparág.padrão" style:family="text">
      <style:text-properties style:font-name="Arial" fo:color="#1F497D" fo:font-size="11pt" style:font-size-asian="11pt"/>
    </style:style>
    <style:style style:name="T78" style:parent-style-name="Fonteparág.padrão" style:family="text">
      <style:text-properties style:font-name="Arial" fo:font-size="11pt" style:font-size-asian="11pt"/>
    </style:style>
    <style:style style:name="T79" style:parent-style-name="Fonteparág.padrão" style:family="text">
      <style:text-properties style:font-name="Arial" fo:font-size="11pt" style:font-size-asian="11pt"/>
    </style:style>
    <style:style style:name="P80" style:parent-style-name="Standard" style:family="paragraph">
      <style:paragraph-properties fo:line-height="100%"/>
    </style:style>
    <style:style style:name="T81" style:parent-style-name="Fonteparág.padrão" style:family="text">
      <style:text-properties style:font-name="Arial" fo:font-size="11pt" style:font-size-asian="11pt"/>
    </style:style>
    <style:style style:name="T82" style:parent-style-name="Fonteparág.padrão" style:family="text">
      <style:text-properties style:font-name="Arial" fo:font-size="11pt" style:font-size-asian="11pt"/>
    </style:style>
    <style:style style:name="P83" style:parent-style-name="Standard" style:family="paragraph">
      <style:paragraph-properties fo:line-height="100%"/>
    </style:style>
    <style:style style:name="T84" style:parent-style-name="Fonteparág.padrão" style:family="text">
      <style:text-properties style:font-name="Arial" fo:font-size="11pt" style:font-size-asian="11pt"/>
    </style:style>
    <style:style style:name="P85" style:parent-style-name="Standard" style:family="paragraph">
      <style:paragraph-properties fo:line-height="100%"/>
    </style:style>
    <style:style style:name="T86" style:parent-style-name="Fonteparág.padrão" style:family="text">
      <style:text-properties style:font-name="Arial" fo:font-size="11pt" style:font-size-asian="11pt"/>
    </style:style>
    <style:style style:name="T87" style:parent-style-name="Fonteparág.padrão" style:family="text">
      <style:text-properties style:font-name="Arial" fo:font-size="11pt" style:font-size-asian="11pt"/>
    </style:style>
    <style:style style:name="P88" style:parent-style-name="Standard" style:family="paragraph">
      <style:paragraph-properties fo:line-height="100%"/>
    </style:style>
    <style:style style:name="T89" style:parent-style-name="Fonteparág.padrão" style:family="text">
      <style:text-properties style:font-name="Arial" fo:font-size="11pt" style:font-size-asian="11pt"/>
    </style:style>
    <style:style style:name="T90" style:parent-style-name="Fonteparág.padrão" style:family="text">
      <style:text-properties style:font-name="Arial" fo:font-size="11pt" style:font-size-asian="11pt"/>
    </style:style>
    <style:style style:name="P91" style:parent-style-name="Standard" style:family="paragraph">
      <style:paragraph-properties fo:line-height="100%"/>
      <style:text-properties style:font-name="Arial" fo:font-size="11pt" style:font-size-asian="11pt" fo:language="en" fo:country="US"/>
    </style:style>
    <style:style style:name="P92" style:parent-style-name="Standard" style:family="paragraph">
      <style:paragraph-properties fo:line-height="100%"/>
      <style:text-properties style:font-name="Arial" fo:font-size="11pt" style:font-size-asian="11pt" fo:language="en" fo:country="US"/>
    </style:style>
    <style:style style:name="P93" style:parent-style-name="Standard" style:family="paragraph">
      <style:paragraph-properties fo:line-height="100%"/>
      <style:text-properties style:font-name="Arial" fo:font-size="11pt" style:font-size-asian="11pt" fo:language="en" fo:country="US"/>
    </style:style>
    <style:style style:name="P94" style:parent-style-name="Standard" style:family="paragraph">
      <style:paragraph-properties fo:line-height="100%"/>
      <style:text-properties style:font-name="Arial" fo:font-size="11pt" style:font-size-asian="11pt" fo:language="en" fo:country="US"/>
    </style:style>
    <style:style style:name="P95" style:parent-style-name="Standard" style:family="paragraph">
      <style:paragraph-properties fo:line-height="100%"/>
      <style:text-properties style:font-name="Arial" fo:font-size="11pt" style:font-size-asian="11pt"/>
    </style:style>
    <style:style style:name="P96" style:parent-style-name="Standard" style:family="paragraph">
      <style:paragraph-properties fo:line-height="100%">
        <style:tab-stops>
          <style:tab-stop style:type="left" style:position="0.125in"/>
        </style:tab-stops>
      </style:paragraph-properties>
    </style:style>
    <style:style style:name="P97" style:parent-style-name="Standard" style:family="paragraph">
      <style:paragraph-properties fo:line-height="100%">
        <style:tab-stops>
          <style:tab-stop style:type="left" style:position="0.125in"/>
        </style:tab-stops>
      </style:paragraph-properties>
    </style:style>
    <style:style style:name="T98" style:parent-style-name="Fonteparág.padrão" style:family="text">
      <style:text-properties style:font-name="Arial" fo:font-weight="bold" style:font-weight-asian="bold" fo:font-size="11pt" style:font-size-asian="11pt" style:font-size-complex="11pt"/>
    </style:style>
    <style:style style:name="T99" style:parent-style-name="Fonteparág.padrão" style:family="text">
      <style:text-properties style:font-name="Arial" fo:font-size="11pt" style:font-size-asian="11pt" style:font-size-complex="11pt"/>
    </style:style>
    <style:style style:name="T100" style:parent-style-name="Fonteparág.padrão" style:family="text">
      <style:text-properties style:font-name="Arial" fo:font-style="italic" style:font-style-asian="italic" fo:font-size="11pt" style:font-size-asian="11pt" style:font-size-complex="11pt"/>
    </style:style>
    <style:style style:name="P101" style:parent-style-name="Standard" style:family="paragraph">
      <style:paragraph-properties fo:line-height="100%">
        <style:tab-stops>
          <style:tab-stop style:type="left" style:position="0.125in"/>
        </style:tab-stops>
      </style:paragraph-properties>
      <style:text-properties style:font-name="Arial" fo:font-size="11pt" style:font-size-asian="11pt" style:font-size-complex="11pt"/>
    </style:style>
    <style:style style:name="P102" style:parent-style-name="Standard" style:family="paragraph">
      <style:paragraph-properties fo:line-height="100%">
        <style:tab-stops>
          <style:tab-stop style:type="left" style:position="0.125in"/>
        </style:tab-stops>
      </style:paragraph-properties>
      <style:text-properties style:font-name="Arial" fo:font-size="11pt" style:font-size-asian="11pt" style:font-size-complex="11pt"/>
    </style:style>
    <style:style style:name="P103" style:parent-style-name="Standard" style:family="paragraph">
      <style:paragraph-properties fo:line-height="100%">
        <style:tab-stops>
          <style:tab-stop style:type="left" style:position="0.125in"/>
        </style:tab-stops>
      </style:paragraph-properties>
      <style:text-properties style:font-name="Arial" fo:font-size="11pt" style:font-size-asian="11pt" style:font-size-complex="11pt"/>
    </style:style>
    <style:style style:name="P104" style:parent-style-name="Standard" style:family="paragraph">
      <style:paragraph-properties fo:line-height="100%">
        <style:tab-stops>
          <style:tab-stop style:type="left" style:position="0.125in"/>
        </style:tab-stops>
      </style:paragraph-properties>
      <style:text-properties style:font-name="Arial" fo:font-size="11pt" style:font-size-asian="11pt" style:font-size-complex="11pt"/>
    </style:style>
    <style:style style:name="P105" style:parent-style-name="Standard" style:family="paragraph">
      <style:paragraph-properties fo:line-height="100%">
        <style:tab-stops>
          <style:tab-stop style:type="left" style:position="0.125in"/>
        </style:tab-stops>
      </style:paragraph-properties>
      <style:text-properties style:font-name="Arial" fo:font-size="11pt" style:font-size-asian="11pt" style:font-size-complex="11pt"/>
    </style:style>
    <style:style style:name="P106" style:parent-style-name="Standard" style:family="paragraph">
      <style:paragraph-properties fo:line-height="100%"/>
    </style:style>
    <style:style style:name="T107" style:parent-style-name="Fonteparág.padrão" style:family="text">
      <style:text-properties style:font-name="Arial" fo:font-size="11pt" style:font-size-asian="11pt" style:font-size-complex="11pt"/>
    </style:style>
    <style:style style:name="T108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P109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110" style:parent-style-name="Standard" style:family="paragraph">
      <style:paragraph-properties fo:line-height="100%"/>
      <style:text-properties style:font-name="Arial" fo:font-size="11pt" style:font-size-asian="11pt" style:font-size-complex="11pt"/>
    </style:style>
    <style:style style:name="P111" style:parent-style-name="Recuodecorpodetexto3" style:family="paragraph">
      <style:paragraph-properties fo:line-height="100%"/>
    </style:style>
    <style:style style:name="T112" style:parent-style-name="Fonteparág.padrão" style:family="text">
      <style:text-properties style:font-size-complex="11pt"/>
    </style:style>
    <style:style style:name="T113" style:parent-style-name="Fonteparág.padrão" style:family="text">
      <style:text-properties fo:font-weight="normal" style:font-weight-asian="normal" style:font-weight-complex="normal" style:font-size-complex="11pt"/>
    </style:style>
    <style:style style:name="T114" style:parent-style-name="Fonteparág.padrão" style:family="text">
      <style:text-properties fo:font-weight="normal" style:font-weight-asian="normal" style:font-weight-complex="normal" style:font-size-complex="11pt"/>
    </style:style>
    <style:style style:name="P115" style:parent-style-name="Standard" style:list-style-name="WWNum5" style:family="paragraph">
      <style:paragraph-properties fo:line-height="100%" fo:margin-left="1.625in" fo:text-indent="-0.25in">
        <style:tab-stops>
          <style:tab-stop style:type="left" style:position="1.625in"/>
        </style:tab-stops>
      </style:paragraph-properties>
      <style:text-properties style:font-name="Arial" fo:font-style="italic" style:font-style-asian="italic" style:font-style-complex="italic" fo:font-size="11pt" style:font-size-asian="11pt" style:font-size-complex="11pt"/>
    </style:style>
    <style:style style:name="P116" style:parent-style-name="Standard" style:list-style-name="WWNum5" style:family="paragraph">
      <style:paragraph-properties fo:line-height="100%" fo:margin-left="1.625in" fo:text-indent="-0.25in">
        <style:tab-stops>
          <style:tab-stop style:type="left" style:position="1.625in"/>
        </style:tab-stops>
      </style:paragraph-properties>
      <style:text-properties style:font-name="Arial" fo:font-style="italic" style:font-style-asian="italic" style:font-style-complex="italic" fo:font-size="11pt" style:font-size-asian="11pt" style:font-size-complex="11pt"/>
    </style:style>
    <style:style style:name="P117" style:parent-style-name="Standard" style:family="paragraph">
      <style:paragraph-properties fo:line-height="100%" fo:margin-left="1.625in" fo:text-indent="-0.25in">
        <style:tab-stops>
          <style:tab-stop style:type="left" style:position="1.625in"/>
        </style:tab-stops>
      </style:paragraph-properties>
    </style:style>
    <style:style style:name="T118" style:parent-style-name="Fonteparág.padrão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119" style:parent-style-name="Standard" style:family="paragraph">
      <style:paragraph-properties fo:line-height="100%"/>
    </style:style>
  </office:automatic-styles>
  <office:body>
    <office:text text:use-soft-page-breaks="true">
      <text:p text:style-name="P1">Exercício 5<text:s/>– Economia Geral<text:s/>2017.2<text:s/>– Prof. Wagner Molina</text:p>
      <text:p text:style-name="P2"><text:span text:style-name="T3">1</text:span><text:span text:style-name="T4">- O nível de investimentos é um dos fatores mais importantes a ser considerado quando tentamos saber se o país vai poder continuar a</text:span><text:span text:style-name="T5"><text:s/>crescer e gerar empregos. Porém, para que este investimento possa ser realizado de forma autônoma e continuada é essencial a formação prévia de uma:</text:span></text:p>
      <text:p text:style-name="P6">a) Capacidade Ociosa Industrial;</text:p>
      <text:p text:style-name="P7">b) Poupança Interna;</text:p>
      <text:p text:style-name="P8">c) Dívida Externa;</text:p>
      <text:p text:style-name="P9">d) Produção em Escala Industrial;</text:p>
      <text:p text:style-name="P10">e) Rede de Distribuição e Assistência Técnica</text:p>
      <text:p text:style-name="P11"/>
      <text:p text:style-name="P12"><text:span text:style-name="T13">2</text:span><text:span text:style-name="T14">- A Carga Tributária Bruta do Brasil é considerada um das mais altas do mundo. Porém, isto não quer dizer necessariamente que nosso Estado seja simplesmente um grande “sugador de recursos” econômicos. Para q</text:span><text:span text:style-name="T15">ue isto possa ser afirmado, devemos antes verificar a Carga Tributária Líquida do país, que pode ser definida como:</text:span></text:p>
      <text:p text:style-name="P16">a) A taxa de investimentos estatais em infra-estrutura;</text:p>
      <text:p text:style-name="P17">b) A Carga Tributária Bruta menos a inflação;</text:p>
      <text:p text:style-name="P18">c) A Carga Tributária Bruta mais a depreciação;</text:p>
      <text:p text:style-name="P19">d) A Carga Tributária Bruta menos as transferências e subsídios governamentais;</text:p>
      <text:p text:style-name="P20"><text:span text:style-name="T21">e) A taxa de investimentos governamentais em saúde, educação e segurança.</text:span></text:p>
      <text:p text:style-name="P22"/>
      <text:p text:style-name="P23"><text:span text:style-name="T24">3-</text:span><text:span text:style-name="T25"><text:s/>Se retirarmos do PNLcf o valor da renda recebida do exterior e acrescentarmos a renda e</text:span><text:span text:style-name="T26">nviada ao exterior, mais o valor da depreciação, obteremos:</text:span></text:p>
      <text:list text:style-name="WWNum3">
        <text:list-item text:start-value="1">
          <text:p text:style-name="P27">O PILcf</text:p>
        </text:list-item>
        <text:list-item>
          <text:p text:style-name="P28">O PNBcf</text:p>
        </text:list-item>
        <text:list-item>
          <text:p text:style-name="P29">O PIBpm</text:p>
        </text:list-item>
        <text:list-item>
          <text:p text:style-name="P30">O PIBcf</text:p>
        </text:list-item>
        <text:list-item>
          <text:p text:style-name="P31">O PNBpm</text:p>
        </text:list-item>
      </text:list>
      <text:p text:style-name="P32"/>
      <text:p text:style-name="P33"><text:span text:style-name="T34">4-</text:span><text:span text:style-name="T35"><text:s/>Um país recebeu 125 de renda vinda do exterior, e enviou 27. Isto é um indicativo de que este país:</text:span></text:p>
      <text:list text:style-name="WWNum2">
        <text:list-item text:start-value="1">
          <text:p text:style-name="P36">exporta mais do que importa;</text:p>
        </text:list-item>
        <text:list-item>
          <text:p text:style-name="P37">recebe investimentos do exterior;</text:p>
        </text:list-item>
        <text:list-item>
          <text:p text:style-name="P38">possui muitas multinacionais estrangeiras instaladas em seu território;</text:p>
        </text:list-item>
        <text:list-item>
          <text:p text:style-name="P39">possui empresas operando em outros países</text:p>
        </text:list-item>
        <text:list-item>
          <text:p text:style-name="P40">deve muito dinheiro ao exterior.</text:p>
        </text:list-item>
      </text:list>
      <text:p text:style-name="P41"/>
      <text:p text:style-name="P42"><text:span text:style-name="T43">5-</text:span><text:span text:style-name="T44"><text:s/></text:span><text:span text:style-name="T45">Conhecem-se os seguintes dados das contas nacionais do Brasil (valores fictícios, em milhões de Reais):</text:span></text:p>
      <text:p text:style-name="P46">I – Produto interno líquido a preços de mercado: 5.000</text:p>
      <text:p text:style-name="P47">II – Impostos Indiretos: 750</text:p>
      <text:p text:style-name="P48">III – Subsídios: 200</text:p>
      <text:p text:style-name="P49">IV – Depreciação do Capital Fixo: 350</text:p>
      <text:p text:style-name="P50">V – Renda Líquida enviada ao exterior: 60</text:p>
      <text:p text:style-name="P51"/>
      <text:p text:style-name="P52">Estes dados nos permitem concluir que o PNB a custos de fatores equivale a:</text:p>
      <text:p text:style-name="P53">a) 4.740<text:tab/><text:tab/>b) 4.860<text:tab/><text:tab/>c) 5.840<text:tab/><text:tab/>d) 4.040<text:tab/>e) 6.240</text:p>
      <text:p text:style-name="P54"/>
      <text:p text:style-name="P55">6- O PIB, a preços de mercado equivale<text:s/>a:</text:p>
      <text:p text:style-name="P56">a) PIB a custo de fatores + renda líquida enviada ao exterior;</text:p>
      <text:p text:style-name="P57">b) PIL a custo de fatores + impostos indiretos – subsídios + depreciação;</text:p>
      <text:p text:style-name="P58">c) PIL a preços de mercado + amortização de empréstimos externos;</text:p>
      <text:p text:style-name="P59">d) PIL a preços de mercado + dívida externa bruta;</text:p>
      <text:p text:style-name="P60">e) PNB a custo de fatores + renda líquida enviada ao exterior.</text:p>
      <text:p text:style-name="P61"/>
      <text:p text:style-name="P62"><text:span text:style-name="T63">7-<text:s/></text:span><text:span text:style-name="T64">Um tributo diz-se direto quando:</text:span></text:p>
      <text:list text:style-name="WWNum4">
        <text:list-item text:start-value="1">
          <text:p text:style-name="P65">incide sobre a renda e/ou a riqueza;</text:p>
        </text:list-item>
        <text:list-item>
          <text:p text:style-name="P66">Incide sobre a produção de bens;</text:p>
        </text:list-item>
        <text:list-item>
          <text:p text:style-name="P67">incide sobre o valor adicionado em cada fase do processo produtivo;</text:p>
        </text:list-item>
        <text:list-item>
          <text:p text:style-name="P68">É arrecadado diretamente pelo governo;</text:p>
        </text:list-item>
        <text:list-item>
          <text:p text:style-name="P69">incide sobre a comercialização de mercadorias.</text:p>
        </text:list-item>
      </text:list>
      <text:p text:style-name="P70"/>
      <text:p text:style-name="P71"><text:span text:style-name="T72">8-</text:span><text:span text:style-name="T73"><text:s/></text:span><text:span text:style-name="T74">Analise as afirmações abaixo e indique se são falsas (F) ou verdadeiras (V); em seguida, assinale a alternativa que corresponde às suas indicações:</text:span></text:p>
      <text:p text:style-name="P75"><text:span text:style-name="T76">1– (<text:s/></text:span><text:span text:style-name="T77"><text:s/></text:span><text:span text:style-name="T78"><text:s/>) O “Produto Interno/Nacion</text:span><text:span text:style-name="T79">al é um exemplo de variável estoque, pois contabiliza toda a riqueza existente em um país em determinado momento do tempo.</text:span></text:p>
      <text:p text:style-name="P80"><text:span text:style-name="T81">2 – ( ) PIB (Produto Interno Bruto) e PNB (Produto Nacional Bruto) são denominações de um mesmo dado macroeconômico, em economias “fe</text:span><text:span text:style-name="T82">chadas” ou “abertas”.</text:span></text:p>
      <text:p text:style-name="P83"><text:span text:style-name="T84">3 – ( <text:s/>) Numa economia “fechada” e “sem Governo”, o valor do que é produzido no país corresponde ao montante de recursos que foram pagos às famílias e que estas têm à sua disposição para gastar na aquisição de bens e serviços.</text:span></text:p>
      <text:soft-page-break/>
      <text:p text:style-name="P85"><text:span text:style-name="T86">4 – (<text:s/></text:span><text:span text:style-name="T87"><text:s text:c="2"/>) O investimento em capacidade produtiva pressupõe a existência prévia de uma poupança, seja esta entendida do ponto de vista dos recursos produtivos da sociedade ou do ponto de vista de seus recursos financeiros.</text:span></text:p>
      <text:p text:style-name="P88"><text:span text:style-name="T89">5 – ( <text:s/>)<text:s/></text:span><text:span text:style-name="T90">Se a relação PIB per capita de um país é maior que a de outro, podemos considerar que o primeiro é mais desenvolvido, em função de um índice de Gini também mais elevado;</text:span></text:p>
      <text:p text:style-name="P91">a) V, F, V, F, V</text:p>
      <text:p text:style-name="P92">b) F, F, F, V, F</text:p>
      <text:p text:style-name="P93">c) V, V, V, F, V</text:p>
      <text:p text:style-name="P94">d) F, F, V, V, F</text:p>
      <text:p text:style-name="P95">e) F, V, V, V, F</text:p>
      <text:p text:style-name="P96"/>
      <text:p text:style-name="P97"><text:span text:style-name="T98">9-</text:span><text:span text:style-name="T99"><text:s/></text:span><text:span text:style-name="T100">As contas nacionais do Brasil fornecem os seguintes dados (valores hipotéticos):</text:span></text:p>
      <text:p text:style-name="P101">- PIB a preços de mercado: ........................................................6.300</text:p>
      <text:p text:style-name="P102">- Impostos indiretos: ....................................................................1.000</text:p>
      <text:p text:style-name="P103">- Impostos diretos: ..........................................................................500</text:p>
      <text:p text:style-name="P104">- Subsídios: .....................................................................................100</text:p>
      <text:p text:style-name="P105">- Transferências: .............................................................................200</text:p>
      <text:p text:style-name="P106"><text:span text:style-name="T107">O índice de carga tributária bruta, em % será (desprezando-se os algarismos a partir da terceira casa decimal)</text:span><text:span text:style-name="T108">:</text:span></text:p>
      <text:p text:style-name="P109">a) 23,80<text:tab/><text:tab/>b) 19,05<text:tab/>c) 24,00<text:s/><text:tab/>d) 27,77<text:s/><text:tab/>e) 30,00</text:p>
      <text:p text:style-name="P110"/>
      <text:p text:style-name="P111"><text:span text:style-name="T112">10-<text:s/></text:span><text:span text:style-name="T113">O PIB de determinado país foi de <text:s/>US<text:s/></text:span><text:span text:style-name="T114">$ 1.857.000,00, em 2007. Se ao final de 2008 o PIB registrado neste país for de 1.980.000, 00, e a inflação registrada no período for de 19,5%, calcule*:</text:span></text:p>
      <text:list text:style-name="WWNum5" text:continue-numbering="true">
        <text:list-item>
          <text:list>
            <text:list-item>
              <text:list>
                <text:list-item>
                  <text:p text:style-name="P115">as taxas de crescimento do PIB*, em termos reais <text:s/>e nominais;</text:p>
                </text:list-item>
                <text:list-item>
                  <text:p text:style-name="P116">o valor do PIB de 2007, a preços de 2008.</text:p>
                </text:list-item>
              </text:list>
            </text:list-item>
          </text:list>
        </text:list-item>
      </text:list>
      <text:p text:style-name="P117"><text:span text:style-name="T118">*utilizar 2007 como base.</text:span></text:p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rpodetexto3" style:display-name="Corpo de texto 3" style:family="paragraph" style:parent-style-name="Standard">
      <style:text-properties style:font-name="Arial" fo:color="#0000FF" fo:font-size="11pt" style:font-size-asian="11pt" style:font-size-complex="11pt" fo:hyphenate="false"/>
    </style:style>
    <style:style style:name="Corpodetexto2" style:display-name="Corpo de texto 2" style:family="paragraph" style:parent-style-name="Standard">
      <style:text-properties style:font-name="Arial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text-properties style:font-name="Arial" fo:font-weight="bold" style:font-weight-asian="bold" style:font-weight-complex="bold" fo:font-size="11pt" style:font-size-asian="11pt" style:font-size-complex="10pt" style:language-asian="ar" style:country-asian="SA" fo:hyphenate="false"/>
    </style:style>
    <style:style style:name="ListLabel1" style:display-name="ListLabel 1" style:family="text">
      <style:text-properties style:font-name="Arial" fo:font-weight="bold" style:font-weight-asian="bold" fo:font-size="11pt" style:font-size-asian="11pt"/>
    </style:style>
    <style:style style:name="Corpodetexto3Char" style:display-name="Corpo de texto 3 Char" style:family="text" style:parent-style-name="Fonteparág.padrão">
      <style:text-properties style:font-name="Arial" style:font-name-asian="Times New Roman" style:font-name-complex="Arial" fo:color="#0000FF" style:language-asian="pt" style:country-asian="BR"/>
    </style:style>
    <style:style style:name="Corpodetexto2Char" style:display-name="Corpo de texto 2 Char" style:family="text" style:parent-style-name="Fonteparág.padrão">
      <style:text-properties style:font-name="Arial" style:font-name-asian="Times New Roman" style:font-name-complex="Arial" fo:color="#0000FF" style:font-size-complex="12pt" style:language-asian="pt" style:country-asian="BR"/>
    </style:style>
    <style:style style:name="Recuodecorpodetexto3Char" style:display-name="Recuo de corpo de texto 3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style:font-size-complex="10pt" style:language-asian="ar" style:country-asian="SA"/>
    </style:style>
    <style:style style:name="CorpodetextoChar" style:display-name="Corpo de texto Char" style:family="text" style:parent-style-name="Fonteparág.padrão">
      <style:text-properties style:font-name="Times New Roman" style:font-name-asian="Times New Roman" style:font-name-complex="Times New Roman" fo:font-size="12pt" style:font-size-asian="12pt" style:font-size-complex="12pt" style:language-asian="ar" style:country-asian="SA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LVL1" style:family="text">
      <style:text-properties style:font-name="Arial" fo:font-weight="bold" style:font-weight-asian="bold" fo:font-size="11pt" style:font-size-asian="11pt"/>
    </style:style>
    <text:list-style style:name="WWNum4" style:display-name="WWNum4">
      <text:list-level-style-number text:level="1" text:style-name="WW_CharLFO5LVL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6LVL1" style:family="text">
      <style:text-properties style:font-name="Arial" fo:font-weight="bold" style:font-weight-asian="bold" fo:font-size="11pt" style:font-size-asian="11pt"/>
    </style:style>
    <text:list-style style:name="WWNum5" style:display-name="WWNum5">
      <text:list-level-style-number text:level="1" text:style-name="WW_CharLFO6LVL1" style:num-suffix=")" style:num-format="a" style:num-letter-sync="true">
        <style:list-level-properties/>
      </text:list-level-style-number>
      <text:list-level-style-number text:level="2" style:num-format="1" text:start-value="3">
        <style:list-level-properties/>
      </text:list-level-style-number>
      <text:list-level-style-number text:level="3" style:num-suffix="-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olina</meta:initial-creator>
    <dc:creator>Molina</dc:creator>
    <meta:creation-date>2017-06-19T11:57:00Z</meta:creation-date>
    <dc:date>2008-10-26T15:19:00Z</dc:date>
    <meta:template xlink:href="Normal" xlink:type="simple"/>
    <meta:editing-cycles>1</meta:editing-cycles>
    <meta:editing-duration>PT660S</meta:editing-duration>
    <meta:document-statistic meta:page-count="3" meta:paragraph-count="9" meta:word-count="765" meta:character-count="4891" meta:row-count="34" meta:non-whitespace-character-count="4135"/>
  </office:meta>
</office:document-meta>
</file>